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1" svg:font-family="Calibri1"/>
    <style:font-face style:name="Times New Roman1" svg:font-family="&quot;Times New Roman1&quot;"/>
    <style:font-face style:name="SimSun" svg:font-family="SimSun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Times New Roman1" style:font-name-asian="Times New Roman1" style:font-name-complex="Times New Roman1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mes New Roman1" style:font-name-asian="Times New Roman1" style:font-name-complex="Times New Roman1"/>
    </style:style>
    <style:style style:name="ce4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style:font-name="Times New Roman1" style:font-name-asian="Times New Roman1" style:font-name-complex="Times New Roman1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Times New Roman1" style:font-name-asian="Times New Roman1" style:font-name-complex="Times New Roman1"/>
    </style:style>
    <style:style style:name="ce8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middle" fo:wrap-option="wrap" fo:background-color="transparent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0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1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="thin solid #000000" style:vertical-align="top" fo:wrap-option="wrap" fo:background-color="transparent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17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SimSun" style:font-name-asian="SimSun" style:font-name-complex="SimSun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SimSun" style:font-name-asian="SimSun" style:font-name-complex="SimSu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4.9477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8.30791666666667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33pt" style:use-optimal-row-height="false" fo:break-before="auto"/>
    </style:style>
    <style:style style:name="ro8" style:family="table-row">
      <style:table-row-properties style:row-height="35.25pt" style:use-optimal-row-height="false" fo:break-before="auto"/>
    </style:style>
    <style:style style:name="ro9" style:family="table-row">
      <style:table-row-properties style:row-height="33.75pt" style:use-optimal-row-height="fals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18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column table:style-name="co9" table:default-cell-style-name="ce3"/>
        <table:table-column table:style-name="co9" table:number-columns-repeated="15360" table:default-cell-style-name="ce1"/>
        <table:table-row table:number-rows-repeated="2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table:number-columns-repeated="3" table:style-name="ce2"/>
          <table:table-cell table:style-name="ce2">
            <draw:frame draw:z-index="1" draw:id="id0" draw:style-name="a2" draw:name="TextBox 3" svg:x="0.84375in" svg:y="0.04167in" svg:width="4.83333in" svg:height="0.51042in">
              <draw:text-box>
                <text:p text:style-name="a1" text:class-names="" text:cond-style-name=""><text:span text:style-name="a0" text:class-names="">PT. LONG WELL INTERNATIONAL</text:span></text:p>
              </draw:text-box>
              <svg:title/>
              <svg:desc/>
            </draw:frame>
          </table:table-cell>
          <table:table-cell table:number-columns-repeated="3" table:style-name="ce2"/>
          <table:table-cell table:number-columns-repeated="16377"/>
        </table:table-row>
        <table:table-row table:number-rows-repeated="2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7" table:number-rows-spanned="1" table:style-name="ce10">
            <text:p><text:span text:style-name="T1">伙食津貼報銷單<text:s/></text:span><text:span text:style-name="T2">FORM PENGGANTIAN UANG MAKAN</text:span>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5" table:number-rows-spanned="1" table:style-name="ce11">
            <text:p><text:span text:style-name="T3">姓名<text:s/></text:span><text:span text:style-name="T2">Nama</text:span><text:span text:style-name="T3"><text:s/></text:span><text:span text:style-name="T4">:</text:span></text:p>
          </table:table-cell>
          <table:covered-table-cell table:number-columns-repeated="4"/>
          <table:table-cell office:value-type="string" table:number-columns-spanned="2" table:number-rows-spanned="2" table:style-name="ce12">
            <text:p><text:span text:style-name="T3">日期<text:s/></text:span><text:span text:style-name="T2">Tanggal<text:s/></text:span><text:span text:style-name="T4">:</text:span></text:p>
          </table:table-cell>
          <table:covered-table-cell/>
          <table:table-cell table:number-columns-repeated="16377"/>
        </table:table-row>
        <table:table-row table:style-name="ro4">
          <table:table-cell office:value-type="string" table:number-columns-spanned="5" table:number-rows-spanned="1" table:style-name="ce13">
            <text:p><text:span text:style-name="T3">工號<text:s/></text:span><text:span text:style-name="T2">NIK</text:span><text:span text:style-name="T3"><text:s/></text:span><text:span text:style-name="T4">:</text:span></text:p>
          </table:table-cell>
          <table:covered-table-cell table:number-columns-repeated="4"/>
          <table:covered-table-cell/>
          <table:covered-table-cell/>
          <table:table-cell table:number-columns-repeated="16377"/>
        </table:table-row>
        <table:table-row table:style-name="ro5">
          <table:table-cell table:style-name="ce4"/>
          <table:table-cell table:number-columns-spanned="6" table:number-rows-spanned="1" table:style-name="ce14"/>
          <table:covered-table-cell table:number-columns-repeated="5"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5">
            <text:p>號No.</text:p>
          </table:table-cell>
          <table:table-cell office:value-type="string" table:number-columns-spanned="2" table:number-rows-spanned="1" table:style-name="ce15">
            <text:p>服務時間 Waktu Dinas</text:p>
          </table:table-cell>
          <table:covered-table-cell/>
          <table:table-cell office:value-type="string" table:number-columns-spanned="1" table:number-rows-spanned="2" table:style-name="ce15">
            <text:p>目的地點Tempat Tujuan</text:p>
          </table:table-cell>
          <table:table-cell office:value-type="string" table:number-columns-spanned="1" table:number-rows-spanned="2" table:style-name="ce15">
            <text:p>交通類型Jenis Transport</text:p>
          </table:table-cell>
          <table:table-cell office:value-type="string" table:number-columns-spanned="1" table:number-rows-spanned="2" table:style-name="ce15">
            <text:p>每日總數Jumlah Per hari</text:p>
          </table:table-cell>
          <table:table-cell office:value-type="string" table:number-columns-spanned="1" table:number-rows-spanned="2" table:style-name="ce15">
            <text:p>伙食津貼總數Total Tunjangan Uang Makan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5">
            <text:p>日期 Tanggal</text:p>
          </table:table-cell>
          <table:table-cell office:value-type="string" table:style-name="ce5">
            <text:p>小時 Jam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repeated="16377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repeated="1637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repeated="1637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number-columns-spanned="7" table:number-rows-spanned="2" table:style-name="ce16">
            <text:p>伙食總數 Jumlah biaya Uang Makan : Rp.</text:p>
          </table:table-cell>
          <table:covered-table-cell table:number-columns-repeated="6"/>
          <table:table-cell table:number-columns-repeated="16377"/>
        </table:table-row>
        <table:table-row table:style-name="ro8">
          <table:covered-table-cell/>
          <table:covered-table-cell table:number-columns-repeated="6"/>
          <table:table-cell table:number-columns-repeated="16377"/>
        </table:table-row>
        <table:table-row table:style-name="ro10">
          <table:table-cell office:value-type="string" table:style-name="ce6">
            <text:p><text:span text:style-name="T5">文件編號 Kode Dokumen<text:s/></text:span><text:span text:style-name="T2">: H4-072 A</text:span></text:p>
          </table:table-cell>
          <table:table-cell table:number-columns-repeated="5" table:style-name="ce3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number-columns-spanned="2" table:number-rows-spanned="1" table:style-name="ce17">
            <text:p>單位主管</text:p>
          </table:table-cell>
          <table:covered-table-cell/>
          <table:table-cell table:number-columns-repeated="3" table:style-name="ce3"/>
          <table:table-cell office:value-type="string" table:style-name="ce8">
            <text:p>申請人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2" table:number-rows-spanned="1" table:style-name="ce17">
            <text:p>Kepala Bagian</text:p>
          </table:table-cell>
          <table:covered-table-cell/>
          <table:table-cell table:number-columns-repeated="2" table:style-name="ce9"/>
          <table:table-cell table:style-name="ce3"/>
          <table:table-cell office:value-type="string" table:style-name="ce8">
            <text:p>Pemohon,</text:p>
          </table:table-cell>
          <table:table-cell table:number-columns-repeated="16377"/>
        </table:table-row>
        <table:table-row table:style-name="ro10">
          <table:table-cell table:number-columns-repeated="2" table:style-name="ce3"/>
          <table:table-cell table:number-columns-repeated="3" table:style-name="ce9"/>
          <table:table-cell table:number-columns-repeated="1019" table:style-name="ce3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1">
          <table:table-cell table:number-columns-repeated="1024" table:style-name="ce3"/>
          <table:table-cell table:number-columns-repeated="15360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table:number-columns-repeated="3" table:style-name="ce2"/>
          <table:table-cell table:style-name="ce2">
            <draw:frame draw:z-index="2" draw:id="id1" draw:style-name="a5" draw:name="TextBox 4" svg:x="0.92708in" svg:y="0.15625in" svg:width="4.77083in" svg:height="0.51042in">
              <draw:text-box>
                <text:p text:style-name="a4" text:class-names="" text:cond-style-name=""><text:span text:style-name="a3" text:class-names="">PT. LONG WELL INTRENATIONAL</text:span></text:p>
              </draw:text-box>
              <svg:title/>
              <svg:desc/>
            </draw:frame>
          </table:table-cell>
          <table:table-cell table:number-columns-repeated="3" table:style-name="ce2"/>
          <table:table-cell table:number-columns-repeated="16377"/>
        </table:table-row>
        <table:table-row table:number-rows-repeated="3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7" table:number-rows-spanned="1" table:style-name="ce10">
            <text:p><text:span text:style-name="T1">伙食津貼報銷單<text:s/></text:span><text:span text:style-name="T2">FORM PENGGANTIAN UANG MAKAN</text:span>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5" table:number-rows-spanned="1" table:style-name="ce11">
            <text:p><text:span text:style-name="T3">姓名<text:s/></text:span><text:span text:style-name="T2">Nama</text:span><text:span text:style-name="T3"><text:s/></text:span><text:span text:style-name="T4">:</text:span></text:p>
          </table:table-cell>
          <table:covered-table-cell table:number-columns-repeated="4"/>
          <table:table-cell office:value-type="string" table:number-columns-spanned="2" table:number-rows-spanned="2" table:style-name="ce12">
            <text:p><text:span text:style-name="T3">日期<text:s/></text:span><text:span text:style-name="T2">Tanggal<text:s/></text:span><text:span text:style-name="T4">:</text:span></text:p>
          </table:table-cell>
          <table:covered-table-cell/>
          <table:table-cell table:number-columns-repeated="16377"/>
        </table:table-row>
        <table:table-row table:style-name="ro4">
          <table:table-cell office:value-type="string" table:number-columns-spanned="5" table:number-rows-spanned="1" table:style-name="ce13">
            <text:p><text:span text:style-name="T3">工號<text:s/></text:span><text:span text:style-name="T2">NIK</text:span><text:span text:style-name="T3"><text:s/></text:span><text:span text:style-name="T4">:</text:span></text:p>
          </table:table-cell>
          <table:covered-table-cell table:number-columns-repeated="4"/>
          <table:covered-table-cell/>
          <table:covered-table-cell/>
          <table:table-cell table:number-columns-repeated="16377"/>
        </table:table-row>
        <table:table-row table:style-name="ro5">
          <table:table-cell table:style-name="ce4"/>
          <table:table-cell table:number-columns-spanned="6" table:number-rows-spanned="1" table:style-name="ce14"/>
          <table:covered-table-cell table:number-columns-repeated="5"/>
          <table:table-cell table:number-columns-repeated="16377"/>
        </table:table-row>
        <table:table-row table:style-name="ro3">
          <table:table-cell office:value-type="string" table:number-columns-spanned="1" table:number-rows-spanned="2" table:style-name="ce15">
            <text:p>號No.</text:p>
          </table:table-cell>
          <table:table-cell office:value-type="string" table:number-columns-spanned="2" table:number-rows-spanned="1" table:style-name="ce15">
            <text:p>服務時間 Waktu Dinas</text:p>
          </table:table-cell>
          <table:covered-table-cell/>
          <table:table-cell office:value-type="string" table:number-columns-spanned="1" table:number-rows-spanned="2" table:style-name="ce15">
            <text:p>目的地點Tempat Tujuan</text:p>
          </table:table-cell>
          <table:table-cell office:value-type="string" table:number-columns-spanned="1" table:number-rows-spanned="2" table:style-name="ce15">
            <text:p>交通類型Jenis Transport</text:p>
          </table:table-cell>
          <table:table-cell office:value-type="string" table:number-columns-spanned="1" table:number-rows-spanned="2" table:style-name="ce15">
            <text:p>每日總數Jumlah Per hari</text:p>
          </table:table-cell>
          <table:table-cell office:value-type="string" table:number-columns-spanned="1" table:number-rows-spanned="2" table:style-name="ce15">
            <text:p>伙食津貼總數Total Tunjangan Uang Makan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5">
            <text:p>日期 Tanggal</text:p>
          </table:table-cell>
          <table:table-cell office:value-type="string" table:style-name="ce5">
            <text:p>小時 Jam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repeated="16377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repeated="1637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repeated="1637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number-columns-spanned="7" table:number-rows-spanned="2" table:style-name="ce16">
            <text:p>伙食總數 Jumlah biaya Uang Makan : Rp.</text:p>
          </table:table-cell>
          <table:covered-table-cell table:number-columns-repeated="6"/>
          <table:table-cell table:number-columns-repeated="16377"/>
        </table:table-row>
        <table:table-row table:style-name="ro8">
          <table:covered-table-cell/>
          <table:covered-table-cell table:number-columns-repeated="6"/>
          <table:table-cell table:number-columns-repeated="16377"/>
        </table:table-row>
        <table:table-row table:style-name="ro10">
          <table:table-cell office:value-type="string" table:style-name="ce6">
            <text:p><text:span text:style-name="T5">文件編號 Kode Dokumen<text:s/></text:span><text:span text:style-name="T2">: H4-072 A</text:span></text:p>
          </table:table-cell>
          <table:table-cell table:number-columns-repeated="5" table:style-name="ce3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number-columns-spanned="2" table:number-rows-spanned="1" table:style-name="ce17">
            <text:p>單位主管</text:p>
          </table:table-cell>
          <table:covered-table-cell/>
          <table:table-cell table:number-columns-repeated="3" table:style-name="ce3"/>
          <table:table-cell office:value-type="string" table:style-name="ce8">
            <text:p>申請人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2" table:number-rows-spanned="1" table:style-name="ce17">
            <text:p>Kepala Bagian</text:p>
          </table:table-cell>
          <table:covered-table-cell/>
          <table:table-cell table:number-columns-repeated="2" table:style-name="ce9"/>
          <table:table-cell table:style-name="ce3"/>
          <table:table-cell office:value-type="string" table:style-name="ce8">
            <text:p>Pemohon,</text:p>
          </table:table-cell>
          <table:table-cell table:number-columns-repeated="16377"/>
        </table:table-row>
        <table:table-row table:number-rows-repeated="1048520" table:style-name="ro1">
          <table:table-cell table:number-columns-repeated="16384"/>
        </table:table-row>
        <table:named-expressions>
          <table:named-range table:name="Print_Area" table:cell-range-address="Sheet1.$A$1:Sheet1.$G$87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1" svg:font-family="Calibri1"/>
    <style:font-face style:name="Times New Roman1" svg:font-family="&quot;Times New Roman1&quot;"/>
    <style:font-face style:name="SimSun" svg:font-family="SimSun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59861111111111in" fo:margin-bottom="0.283888888888889in" fo:margin-left="0.182638888888889in" fo:margin-right="0.182638888888889in" style:print-orientation="portrait" style:print-page-order="ltr" style:first-page-number="continue" style:scale-to="66%" style:table-centering="horizontal" style:print="objects charts drawings"/>
      <style:header-style>
        <style:header-footer-properties fo:min-height="0.0397222222222222in" fo:margin-left="0in" fo:margin-right="0in" fo:margin-bottom="0in"/>
      </style:header-style>
      <style:footer-style>
        <style:header-footer-properties fo:min-height="0.0397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long well</dc:creator>
    <meta:creation-date>2021-01-07T08:50:00Z</meta:creation-date>
    <dc:date>2025-07-31T06:16:01Z</dc:date>
    <meta:print-date>2023-11-07T03:13:30Z</meta:print-date>
    <meta:editing-cycles>2</meta:editing-cycles>
    <meta:editing-duration>PT10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